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8878" officeooo:paragraph-rsid="001d8878"/>
    </style:style>
    <style:style style:name="P2" style:family="paragraph" style:parent-style-name="Standard">
      <style:paragraph-properties fo:text-align="start" style:justify-single-word="false"/>
      <style:text-properties officeooo:rsid="001d8878" officeooo:paragraph-rsid="001d8878"/>
    </style:style>
    <style:style style:name="P3" style:family="paragraph" style:parent-style-name="Standard">
      <style:paragraph-properties fo:text-align="start" style:justify-single-word="false"/>
      <style:text-properties officeooo:rsid="001d8878" officeooo:paragraph-rsid="001f7ae3"/>
    </style:style>
    <style:style style:name="T1" style:family="text">
      <style:text-properties officeooo:rsid="001f7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1 – Gage Farmer</text:p>
      <text:p text:style-name="P2">1.</text:p>
      <text:p text:style-name="P2"/>
      <text:p text:style-name="P2"><text:tab/>a) <text:s/>Yes</text:p>
      <text:p text:style-name="P2"><text:tab/>b) <text:s/>Yes</text:p>
      <text:p text:style-name="P2"><text:tab/>c) <text:s/>Yes</text:p>
      <text:p text:style-name="P2"><text:tab/>d) <text:s/>Yes</text:p>
      <text:p text:style-name="P2"><text:tab/>e) <text:s/>No</text:p>
      <text:p text:style-name="P2"><text:tab/>f) <text:s text:c="2"/>No</text:p>
      <text:p text:style-name="P2"><text:tab/>g) <text:s/>Yes</text:p>
      <text:p text:style-name="P2"><text:tab/>h) <text:s/>No</text:p>
      <text:p text:style-name="P2"/>
      <text:p text:style-name="P2">2.</text:p>
      <text:p text:style-name="P2"><text:tab/></text:p>
      <text:p text:style-name="P2"><text:tab/>(P ∧ ¬Q) ∨ (¬P ∧ Q) </text:p>
      <text:p text:style-name="P2"/>
      <text:p text:style-name="P2"/>
      <text:p text:style-name="P2">3.</text:p>
      <text:p text:style-name="P2"><text:tab/></text:p>
      <text:p text:style-name="P2"><text:tab/>a)<text:tab/>(¬P ∧ R) =&gt; Q</text:p>
      <text:p text:style-name="P2"><text:tab/>b)<text:tab/>R =&gt; Q</text:p>
      <text:p text:style-name="P2"><text:tab/>c)<text:tab/>P =&gt; ¬Q</text:p>
      <text:p text:style-name="P3"><text:tab/>d)<text:tab/><text:span text:style-name="T1">((P</text:span>∧¬Q<text:span text:style-name="T1">)</text:span> <text:s/>∧ ¬R) ∨ (<text:span text:style-name="T1">(</text:span>¬P∧<text:span text:style-name="T1">Q)</text:span> ∧ R)</text:p>
      <text:p text:style-name="P3"/>
      <text:p text:style-name="P2"><text:tab/>e)<text:tab/><text:span text:style-name="T1">The semi-finals are on Saturday or Walter will bowl in the semi-finals</text:span></text:p>
      <text:p text:style-name="P2"><text:tab/>f)<text:tab/><text:span text:style-name="T1">If Walter bowls in the semi-finals then the semi-finals are on Saturday</text:span></text:p>
      <text:p text:style-name="P2"><text:tab/>g)<text:tab/><text:span text:style-name="T1">The semi-finals are not on Saturday and Walter will not bowl in the semi-finals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1:22:49.316220487</meta:creation-date>
    <dc:date>2024-01-24T11:37:42.641892026</dc:date>
    <meta:editing-duration>PT4M22S</meta:editing-duration>
    <meta:editing-cycles>1</meta:editing-cycles>
    <meta:document-statistic meta:table-count="0" meta:image-count="0" meta:object-count="0" meta:page-count="1" meta:paragraph-count="22" meta:word-count="93" meta:character-count="418" meta:non-whitespace-character-count="315"/>
    <meta:generator>LibreOffice/7.3.7.2$Linux_X86_64 LibreOffice_project/30$Build-2</meta:generator>
  </office:meta>
</office:document-meta>
</file>